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47cm" fo:min-width="5.08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fo:min-height="0.893cm" fo:min-width="2.929cm" draw:shadow="hidden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0.893cm" fo:min-width="3.183cm" draw:shadow="hidden"/>
    </style:style>
    <style:style style:name="gr6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7" style:family="graphic" style:parent-style-name="objectwithoutfill">
      <style:graphic-properties draw:fill="none" draw:fill-color="#729fcf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9cm" fo:min-width="0.758cm"/>
    </style:style>
    <style:style style:name="gr9" style:family="graphic" style:parent-style-name="standard">
      <style:graphic-properties draw:fill="none" draw:fill-color="#729fcf" draw:textarea-horizontal-align="justify" draw:textarea-vertical-align="middle" draw:auto-grow-height="false" fo:min-height="0.648cm" fo:min-width="1.118cm"/>
    </style:style>
    <style:style style:name="gr10" style:family="graphic" style:parent-style-name="standard">
      <style:graphic-properties draw:fill="none" draw:fill-color="#729fcf" draw:textarea-horizontal-align="justify" draw:textarea-vertical-align="middle" draw:auto-grow-height="false" fo:min-height="0.559cm" fo:min-width="0.758cm"/>
    </style:style>
    <style:style style:name="gr11" style:family="graphic" style:parent-style-name="standard">
      <style:graphic-properties draw:fill="none" draw:fill-color="#729fcf" draw:textarea-horizontal-align="justify" draw:textarea-vertical-align="middle" draw:auto-grow-height="false" fo:min-height="0.512cm" fo:min-width="1.532cm"/>
    </style:style>
    <style:style style:name="gr12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2.548cm"/>
    </style:style>
    <style:style style:name="gr13" style:family="graphic" style:parent-style-name="standard">
      <style:graphic-properties draw:fill="none" draw:fill-color="#729fcf" draw:textarea-horizontal-align="justify" draw:textarea-vertical-align="middle" draw:auto-grow-height="false" fo:min-height="0.7cm" fo:min-width="1.207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3.183cm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0.838cm" fo:min-width="3.1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 fo:padding-left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1.397cm" svg:x="7.604cm" svg:y="3.03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25cm" svg:y1="4.525cm" svg:x2="10.525cm" svg:y2="6.588cm">
          <text:p/>
        </draw:line>
        <draw:line draw:style-name="gr3" draw:text-style-name="P1" draw:layer="layout" svg:x1="6.842cm" svg:y1="6.588cm" svg:x2="14.589cm" svg:y2="6.588cm">
          <text:p/>
        </draw:line>
        <draw:line draw:style-name="gr2" draw:text-style-name="P1" draw:layer="layout" svg:x1="14.589cm" svg:y1="6.588cm" svg:x2="14.589cm" svg:y2="8.651cm">
          <text:p/>
        </draw:line>
        <draw:line draw:style-name="gr2" draw:text-style-name="P1" draw:layer="layout" svg:x1="6.842cm" svg:y1="6.588cm" svg:x2="6.842cm" svg:y2="8.651cm">
          <text:p/>
        </draw:line>
        <draw:custom-shape draw:style-name="gr4" draw:text-style-name="P2" draw:layer="layout" svg:width="3.429cm" svg:height="1.143cm" svg:x="5.064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83cm" svg:height="1.143cm" svg:x="12.811cm" svg:y="8.6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842cm" svg:y1="9.763cm" svg:x2="6.842cm" svg:y2="11.287cm">
          <text:p/>
        </draw:line>
        <draw:line draw:style-name="gr7" draw:text-style-name="P2" draw:layer="layout" svg:x1="4.175cm" svg:y1="11.232cm" svg:x2="9.128cm" svg:y2="11.232cm">
          <text:p/>
        </draw:line>
        <draw:line draw:style-name="gr6" draw:text-style-name="P2" draw:layer="layout" svg:x1="4.175cm" svg:y1="11.287cm" svg:x2="4.175cm" svg:y2="13.192cm">
          <text:p/>
        </draw:line>
        <draw:line draw:style-name="gr6" draw:text-style-name="P2" draw:layer="layout" svg:x1="6.842cm" svg:y1="11.287cm" svg:x2="6.842cm" svg:y2="13.065cm">
          <text:p/>
        </draw:line>
        <draw:line draw:style-name="gr6" draw:text-style-name="P2" draw:layer="layout" svg:x1="9.128cm" svg:y1="11.287cm" svg:x2="9.128cm" svg:y2="13.065cm">
          <text:p/>
        </draw:line>
        <draw:custom-shape draw:style-name="gr8" draw:text-style-name="P3" draw:layer="layout" svg:width="1.778cm" svg:height="1.143cm" svg:x="3.286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286cm" svg:height="1.27cm" svg:x="5.572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778cm" svg:height="1.143cm" svg:x="8.112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4.175cm" svg:y1="14.335cm" svg:x2="4.175cm" svg:y2="19.542cm">
          <text:p/>
        </draw:line>
        <draw:line draw:style-name="gr6" draw:text-style-name="P2" draw:layer="layout" svg:x1="4.175cm" svg:y1="15.732cm" svg:x2="6.08cm" svg:y2="15.732cm">
          <text:p/>
        </draw:line>
        <draw:line draw:style-name="gr6" draw:text-style-name="P2" draw:layer="layout" svg:x1="4.175cm" svg:y1="19.542cm" svg:x2="6.08cm" svg:y2="19.542cm">
          <text:p/>
        </draw:line>
        <draw:line draw:style-name="gr6" draw:text-style-name="P2" draw:layer="layout" svg:x1="4.175cm" svg:y1="17.51cm" svg:x2="6.08cm" svg:y2="17.51cm">
          <text:p/>
        </draw:line>
        <draw:line draw:style-name="gr6" draw:text-style-name="P2" draw:layer="layout" svg:x1="14.589cm" svg:y1="9.763cm" svg:x2="14.589cm" svg:y2="11.795cm">
          <text:p/>
        </draw:line>
        <draw:custom-shape draw:style-name="gr11" draw:text-style-name="P2" draw:layer="layout" svg:width="2.032cm" svg:height="0.762cm" svg:x="13.573cm" svg:y="11.79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48cm" svg:height="1.016cm" svg:x="6.08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048cm" svg:height="1.016cm" svg:x="6.08cm" svg:y="18.8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48cm" svg:height="1.016cm" svg:x="6.08cm" svg:y="17.002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922cm" svg:y1="14.462cm" svg:x2="16.875cm" svg:y2="14.462cm">
          <text:p/>
        </draw:line>
        <draw:line draw:style-name="gr6" draw:text-style-name="P2" draw:layer="layout" svg:x1="11.922cm" svg:y1="14.517cm" svg:x2="11.922cm" svg:y2="16.422cm">
          <text:p/>
        </draw:line>
        <draw:line draw:style-name="gr6" draw:text-style-name="P2" draw:layer="layout" svg:x1="14.589cm" svg:y1="14.517cm" svg:x2="14.589cm" svg:y2="16.295cm">
          <text:p/>
        </draw:line>
        <draw:line draw:style-name="gr6" draw:text-style-name="P2" draw:layer="layout" svg:x1="16.875cm" svg:y1="14.517cm" svg:x2="16.875cm" svg:y2="16.295cm">
          <text:p/>
        </draw:line>
        <draw:custom-shape draw:style-name="gr10" draw:text-style-name="P2" draw:layer="layout" svg:width="1.778cm" svg:height="1.143cm" svg:x="11.033cm" svg:y="16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778cm" svg:height="1.143cm" svg:x="13.573cm" svg:y="16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413cm" svg:height="1.342cm" svg:x="15.859cm" svg:y="16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1.922cm" svg:y1="17.565cm" svg:x2="11.922cm" svg:y2="22.772cm">
          <text:p/>
        </draw:line>
        <draw:line draw:style-name="gr6" draw:text-style-name="P2" draw:layer="layout" svg:x1="11.922cm" svg:y1="18.581cm" svg:x2="13.827cm" svg:y2="18.581cm">
          <text:p/>
        </draw:line>
        <draw:line draw:style-name="gr6" draw:text-style-name="P2" draw:layer="layout" svg:x1="11.922cm" svg:y1="22.772cm" svg:x2="13.827cm" svg:y2="22.772cm">
          <text:p/>
        </draw:line>
        <draw:line draw:style-name="gr6" draw:text-style-name="P2" draw:layer="layout" svg:x1="11.922cm" svg:y1="21.248cm" svg:x2="13.827cm" svg:y2="21.248cm">
          <text:p/>
        </draw:line>
        <draw:line draw:style-name="gr6" draw:text-style-name="P2" draw:layer="layout" svg:x1="11.922cm" svg:y1="19.851cm" svg:x2="13.827cm" svg:y2="19.851cm">
          <text:p/>
        </draw:line>
        <draw:custom-shape draw:style-name="gr14" draw:text-style-name="P2" draw:layer="layout" svg:width="3.683cm" svg:height="1.016cm" svg:x="13.827cm" svg:y="18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.683cm" svg:height="1.016cm" svg:x="13.827cm" svg:y="22.1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683cm" svg:height="1.016cm" svg:x="13.827cm" svg:y="20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683cm" svg:height="1.088cm" svg:x="13.827cm" svg:y="19.343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589cm" svg:y1="12.557cm" svg:x2="14.589cm" svg:y2="14.589cm">
          <text:p/>
        </draw:line>
        <draw:frame draw:style-name="gr16" draw:text-style-name="P4" draw:layer="layout" svg:width="4.376cm" svg:height="0.954cm" svg:x="8.239cm" svg:y="3.221cm">
          <draw:text-box>
            <text:p>Bank Account</text:p>
          </draw:text-box>
        </draw:frame>
        <draw:frame draw:style-name="gr16" draw:text-style-name="P4" draw:layer="layout" svg:width="1.734cm" svg:height="0.954cm" svg:x="5.826cm" svg:y="8.682cm">
          <draw:text-box>
            <text:p>user</text:p>
          </draw:text-box>
        </draw:frame>
        <draw:frame draw:style-name="gr16" draw:text-style-name="P4" draw:layer="layout" svg:width="3.601cm" svg:height="0.954cm" svg:x="13.02cm" svg:y="8.747cm">
          <draw:text-box>
            <text:p>transaction</text:p>
          </draw:text-box>
        </draw:frame>
        <draw:frame draw:style-name="gr16" draw:text-style-name="P4" draw:layer="layout" svg:width="1.556cm" svg:height="0.954cm" svg:x="3.413cm" svg:y="13.192cm">
          <draw:text-box>
            <text:p>add</text:p>
          </draw:text-box>
        </draw:frame>
        <draw:frame draw:style-name="gr17" draw:text-style-name="P4" draw:layer="layout" svg:width="2.614cm" svg:height="0.954cm" svg:x="5.498cm" svg:y="13.254cm">
          <draw:text-box>
            <text:p>remove</text:p>
          </draw:text-box>
        </draw:frame>
        <draw:frame draw:style-name="gr16" draw:text-style-name="P4" draw:layer="layout" svg:width="1.979cm" svg:height="0.954cm" svg:x="8.038cm" svg:y="13.065cm">
          <draw:text-box>
            <text:p>show</text:p>
          </draw:text-box>
        </draw:frame>
        <draw:frame draw:style-name="gr16" draw:text-style-name="P4" draw:layer="layout" svg:width="2.085cm" svg:height="0.954cm" svg:x="6.461cm" svg:y="15.286cm">
          <draw:text-box>
            <text:p>name</text:p>
          </draw:text-box>
        </draw:frame>
        <draw:frame draw:style-name="gr16" draw:text-style-name="P4" draw:layer="layout" svg:width="0.993cm" svg:height="0.954cm" svg:x="6.992cm" svg:y="16.937cm">
          <draw:text-box>
            <text:p>id</text:p>
          </draw:text-box>
        </draw:frame>
        <draw:frame draw:style-name="gr16" draw:text-style-name="P4" draw:layer="layout" svg:width="2.716cm" svg:height="0.954cm" svg:x="6.334cm" svg:y="18.907cm">
          <draw:text-box>
            <text:p>balance</text:p>
          </draw:text-box>
        </draw:frame>
        <draw:frame draw:style-name="gr16" draw:text-style-name="P4" draw:layer="layout" svg:width="0.993cm" svg:height="0.954cm" svg:x="14.081cm" svg:y="11.668cm">
          <draw:text-box>
            <text:p>id</text:p>
          </draw:text-box>
        </draw:frame>
        <draw:frame draw:style-name="gr18" draw:text-style-name="P4" draw:layer="layout" svg:width="2.923cm" svg:height="1.27cm" svg:x="15.756cm" svg:y="16.494cm">
          <draw:text-box>
            <text:p>deposit</text:p>
          </draw:text-box>
        </draw:frame>
        <draw:frame draw:style-name="gr16" draw:text-style-name="P4" draw:layer="layout" svg:width="2.013cm" svg:height="0.954cm" svg:x="13.446cm" svg:y="16.367cm">
          <draw:text-box>
            <text:p>dawn</text:p>
          </draw:text-box>
        </draw:frame>
        <draw:frame draw:style-name="gr16" draw:text-style-name="P4" draw:layer="layout" svg:width="1.696cm" svg:height="0.954cm" svg:x="11.16cm" svg:y="16.367cm">
          <draw:text-box>
            <text:p>loan</text:p>
          </draw:text-box>
        </draw:frame>
        <draw:frame draw:style-name="gr16" draw:text-style-name="P4" draw:layer="layout" svg:width="2.047cm" svg:height="0.954cm" svg:x="14.701cm" svg:y="18.08cm">
          <draw:text-box>
            <text:p>loan$</text:p>
          </draw:text-box>
        </draw:frame>
        <draw:frame draw:style-name="gr16" draw:text-style-name="P4" draw:layer="layout" svg:width="2.97cm" svg:height="0.954cm" svg:x="14.335cm" svg:y="20.685cm">
          <draw:text-box>
            <text:p>Pay time</text:p>
          </draw:text-box>
        </draw:frame>
        <draw:frame draw:style-name="gr19" draw:text-style-name="P4" draw:layer="layout" svg:width="3.912cm" svg:height="0.965cm" svg:x="13.827cm" svg:y="19.339cm">
          <draw:text-box>
            <text:p>Interest rate</text:p>
          </draw:text-box>
        </draw:frame>
        <draw:frame draw:style-name="gr17" draw:text-style-name="P4" draw:layer="layout" svg:width="3.81cm" svg:height="0.954cm" svg:x="14.081cm" svg:y="22.271cm">
          <draw:text-box>
            <text:p>Bank fe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ar" style:country-complex="EG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21:41:44.829000000</meta:creation-date>
    <dc:date>2017-11-21T22:42:36.399000000</dc:date>
    <meta:editing-duration>PT2M43S</meta:editing-duration>
    <meta:editing-cycles>2</meta:editing-cycles>
    <meta:generator>LibreOffice/5.3.6.1$Windows_x86 LibreOffice_project/686f202eff87ef707079aeb7f485847613344eb7</meta:generator>
    <meta:document-statistic meta:object-count="58"/>
  </office:meta>
</office:document-meta>
</file>